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1a7b6" officeooo:paragraph-rsid="0011a7b6"/>
    </style:style>
    <style:style style:name="P2" style:family="paragraph" style:parent-style-name="Text_20_body" style:list-style-name="L1">
      <style:text-properties officeooo:rsid="0011a7b6" officeooo:paragraph-rsid="0011a7b6"/>
    </style:style>
    <style:style style:name="P3" style:family="paragraph" style:parent-style-name="Text_20_body" style:list-style-name="L2">
      <style:text-properties officeooo:rsid="0012fd52" officeooo:paragraph-rsid="0012fd52"/>
    </style:style>
    <style:style style:name="P4" style:family="paragraph" style:parent-style-name="Text_20_body" style:list-style-name="L1">
      <style:text-properties officeooo:rsid="0012fd52" officeooo:paragraph-rsid="0012f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teraturrecherche</text:p>
      <text:h text:style-name="Heading_20_1" text:outline-level="1">Timm Bremus → Barrierefreiheit Webanwendungen ohne Hindernisse</text:h>
      <text:h text:style-name="Heading_20_2" text:outline-level="2">Vorteile Barrierefreiheit</text:h>
      <text:list xml:id="list3721314812" text:style-name="L1">
        <text:list-item>
          <text:p text:style-name="P2">Vorsorge für künftige Technologien</text:p>
        </text:list-item>
        <text:list-item>
          <text:p text:style-name="P2">Maßstab für Nutzerfreundlichkeit</text:p>
        </text:list-item>
        <text:list-item>
          <text:p text:style-name="P2">Browserunabhängigkeit</text:p>
        </text:list-item>
        <text:list-item>
          <text:p text:style-name="P2">Geräteunabhängigkeit</text:p>
        </text:list-item>
        <text:list-item>
          <text:p text:style-name="P2">Nutzung eines komfortablen CMS</text:p>
        </text:list-item>
        <text:list-item>
          <text:p text:style-name="P2">Valider Code für HTML und CSS</text:p>
        </text:list-item>
        <text:list-item>
          <text:p text:style-name="P2">Neue Zielgruppen</text:p>
        </text:list-item>
        <text:list-item>
          <text:p text:style-name="P2">Imagegewinn durch soziale Kompetenz</text:p>
        </text:list-item>
        <text:list-item>
          <text:p text:style-name="P4">Beiläufige Search Engine Optimization (SEO)</text:p>
        </text:list-item>
      </text:list>
      <text:p text:style-name="P1"/>
      <text:list xml:id="list3292953327" text:style-name="L2">
        <text:list-item>
          <text:p text:style-name="P3">Kurzfristige Investition lohnt sich auf lange Zeit (Kosteneinsparung)</text:p>
        </text:list-item>
        <text:list-item>
          <text:p text:style-name="P3">CMS hilft bei klarer Trennung zwischen Inhalt und Layout (Front- &amp; Backend)</text:p>
          <text:list>
            <text:list-item>
              <text:p text:style-name="P3">Redakteure benötigen keine Vorkenntnisse in HTML, CSS oder Javascript (das bedeutet Barrierefreihei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t Lehmann</meta:initial-creator>
    <meta:creation-date>2018-03-15T14:04:40.304455388</meta:creation-date>
    <dc:date>2018-03-15T14:50:40.138480396</dc:date>
    <dc:creator>Janet Lehmann</dc:creator>
    <meta:editing-duration>PT24M46S</meta:editing-duration>
    <meta:editing-cycles>1</meta:editing-cycles>
    <meta:document-statistic meta:table-count="0" meta:image-count="0" meta:object-count="0" meta:page-count="1" meta:paragraph-count="15" meta:word-count="84" meta:character-count="622" meta:non-whitespace-character-count="565"/>
    <meta:generator>LibreOffice/6.0.2.1$MacOSX_X86_64 LibreOffice_project/f7f06a8f319e4b62f9bc5095aa112a65d2f3ac89</meta:generator>
  </office:meta>
</office:document-meta>
</file>